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12" style:family="paragraph" style:parent-style-name="Standard">
      <style:text-properties fo:font-size="12pt" officeooo:rsid="0013afab" officeooo:paragraph-rsid="0013afab" style:font-size-asian="12pt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officeooo:rsid="0013afab" officeooo:paragraph-rsid="00149fef" style:font-size-asian="12pt" style:font-weight-asian="bold" style:font-name-complex="Helvetica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149fef" officeooo:paragraph-rsid="00149fef" style:font-size-asian="12pt" style:font-weight-asian="bold" style:font-name-complex="Helvetica"/>
    </style:style>
    <style:style style:name="P15" style:family="paragraph" style:parent-style-name="Standard">
      <style:paragraph-properties style:snap-to-layout-grid="false">
        <style:tab-stops>
          <style:tab-stop style:position="0.6146in"/>
        </style:tab-stops>
      </style:paragraph-properties>
      <style:text-properties style:font-name="Helvetica" fo:font-size="12pt" fo:font-weight="bold" officeooo:rsid="00149fef" officeooo:paragraph-rsid="00149fef" style:font-size-asian="12pt" style:font-weight-asian="bold" style:font-name-complex="Helvetica"/>
    </style:style>
    <style:style style:name="P16" style:family="paragraph" style:parent-style-name="Standard" style:list-style-name="L5">
      <style:paragraph-properties style:snap-to-layout-grid="false"/>
      <style:text-properties style:font-name="Helvetica" fo:font-size="12pt" fo:font-weight="bold" officeooo:rsid="00149fef" officeooo:paragraph-rsid="00149fef" style:font-size-asian="12pt" style:font-weight-asian="bold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afab" officeooo:paragraph-rsid="0013afab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9fef" officeooo:paragraph-rsid="00149fef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49fef" officeooo:paragraph-rsid="00149fef" style:font-size-asian="13pt" style:font-weight-asian="bold" style:font-name-complex="Helvetica" style:font-size-complex="13pt" style:font-weight-complex="bold"/>
    </style:style>
    <style:style style:name="P20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3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4" style:family="paragraph" style:parent-style-name="Heading_20_1">
      <style:text-properties fo:font-weight="bold" style:font-weight-asian="bold"/>
    </style:style>
    <style:style style:name="P25" style:family="paragraph" style:parent-style-name="Heading_20_1">
      <style:paragraph-properties style:snap-to-layout-grid="false"/>
      <style:text-properties fo:font-weight="bold" style:font-weight-asian="bold"/>
    </style:style>
    <style:style style:name="P26" style:family="paragraph" style:parent-style-name="Heading_20_1">
      <style:text-properties style:font-name="Helvetica" style:font-name-complex="Helvetica"/>
    </style:style>
    <style:style style:name="P27" style:family="paragraph" style:parent-style-name="Heading_20_4">
      <style:text-properties officeooo:paragraph-rsid="0013afab"/>
    </style:style>
    <style:style style:name="P2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9fef"/>
    </style:style>
    <style:style style:name="T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3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5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4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1">4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1">21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879504053260424692" text:style-name="L1">
              <text:list-item>
                <text:p text:style-name="P14">Preparing Presentation</text:p>
              </text:list-item>
              <text:list-item>
                <text:p text:style-name="P14">Hold Presentation</text:p>
              </text:list-item>
              <text:list-item>
                <text:p text:style-name="P14">Hold short Introduction into Git</text:p>
              </text:list-item>
              <text:list-item>
                <text:p text:style-name="P14">Two Team-meetings </text:p>
              </text:list-item>
              <text:list-item>
                <text:p text:style-name="P14">Wrote first Version of Development Process</text:p>
              </text:list-item>
              <text:list-item>
                <text:p text:style-name="P14">Create Project Plan as Gant Diagram</text:p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7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232363323416833004" text:style-name="L5">
              <text:list-item>
                <text:p text:style-name="P16">Finisch Project-Plan.odt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6" text:outline-level="1">Monday</text:h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Team Meeting <text:s/>&amp; Git tTutorial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18">5</text:p>
          </table:table-cell>
          <table:table-cell table:style-name="Table4.A2" office:value-type="string">
            <text:p text:style-name="P18">Team Meeting &amp; Project Plan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18">6</text:p>
          </table:table-cell>
          <table:table-cell table:style-name="Table4.A2" office:value-type="string">
            <text:p text:style-name="P18">Preparing Presentation &amp; Development Process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8">Prepare and Hold Presentation &amp; Lectur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9"><text:span text:style-name="T1">1</text:span>7</text:p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3-10-28T11:28:12.167127245</meta:creation-date>
    <meta:editing-cycles>2</meta:editing-cycles>
    <meta:editing-duration>P0D</meta:editing-duration>
    <meta:generator>LibreOffice/4.1.2.3$Linux_X86_64 LibreOffice_project/410m0$Build-3</meta:generator>
    <dc:date>2013-10-28T11:46:10.052488501</dc:date>
    <meta:document-statistic meta:table-count="4" meta:image-count="3" meta:object-count="0" meta:page-count="2" meta:paragraph-count="43" meta:word-count="96" meta:character-count="567" meta:non-whitespace-character-count="518"/>
  </office:meta>
</office:document-meta>
</file>